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c166d"/>
    </style:style>
    <style:style style:name="P2" style:family="paragraph" style:parent-style-name="Standard">
      <style:text-properties officeooo:paragraph-rsid="001d8903"/>
    </style:style>
    <style:style style:name="T1" style:family="text">
      <style:text-properties officeooo:rsid="001c166d"/>
    </style:style>
    <style:style style:name="T2" style:family="text">
      <style:text-properties fo:font-weight="bold" officeooo:rsid="001c166d"/>
    </style:style>
    <style:style style:name="T3" style:family="text">
      <style:text-properties fo:font-style="italic" officeooo:rsid="001c166d"/>
    </style:style>
    <style:style style:name="T4" style:family="text">
      <style:text-properties officeooo:rsid="001d89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e </text:span><text:span text:style-name="T2">London Interbank Offered Rate</text:span><text:span text:style-name="T1"> is the average interest rate estimated by leading banks in London that they would be charged if borrowing from other banks.</text:span><text:bookmark text:name="cite_ref-1"/><text:a xlink:type="simple" xlink:href="http://en.wikipedia.org/wiki/Libor#cite_note-1"><text:span text:style-name="T1">[1]</text:span></text:a><text:span text:style-name="T1"> It is usually abbreviated to </text:span><text:span text:style-name="T2">Libor</text:span><text:span text:style-name="T1"> </text:span><text:a xlink:type="simple" xlink:href="http://en.wikipedia.org/wiki/Help:IPA_for_English"><text:span text:style-name="T1">/</text:span></text:a><text:a xlink:type="simple" xlink:href="http://en.wikipedia.org/wiki/Help:IPA_for_English#Key"><text:span text:style-name="T1">ˈ</text:span></text:a><text:a xlink:type="simple" xlink:href="http://en.wikipedia.org/wiki/Help:IPA_for_English#Key"><text:span text:style-name="T1">l</text:span></text:a><text:a xlink:type="simple" xlink:href="http://en.wikipedia.org/wiki/Help:IPA_for_English#Key"><text:span text:style-name="T1">aɪ</text:span></text:a><text:a xlink:type="simple" xlink:href="http://en.wikipedia.org/wiki/Help:IPA_for_English#Key"><text:span text:style-name="T1">b</text:span></text:a><text:a xlink:type="simple" xlink:href="http://en.wikipedia.org/wiki/Help:IPA_for_English#Key"><text:span text:style-name="T1">ɔr</text:span></text:a><text:a xlink:type="simple" xlink:href="http://en.wikipedia.org/wiki/Help:IPA_for_English"><text:span text:style-name="T1">/</text:span></text:a><text:span text:style-name="T1"> or </text:span><text:span text:style-name="T2">LIBOR</text:span><text:span text:style-name="T1">, or more officially to </text:span><text:span text:style-name="T2">ICE LIBOR</text:span><text:span text:style-name="T1"> (for </text:span><text:a xlink:type="simple" xlink:href="http://en.wikipedia.org/wiki/Intercontinental_Exchange"><text:span text:style-name="T1">Intercontinental Exchange</text:span></text:a><text:span text:style-name="T1"> Libor). It was formerly known as </text:span><text:span text:style-name="T2">BBA Libor</text:span><text:span text:style-name="T1"> (for </text:span><text:a xlink:type="simple" xlink:href="http://en.wikipedia.org/wiki/British_Bankers%27_Association"><text:span text:style-name="T1">British Bankers' Association</text:span></text:a><text:span text:style-name="T1"> Libor or the trademark </text:span><text:span text:style-name="T2">bbalibor</text:span><text:span text:style-name="T1">) before the responsibility for the administration was transferred to </text:span><text:a xlink:type="simple" xlink:href="http://en.wikipedia.org/wiki/Intercontinental_Exchange"><text:span text:style-name="T1">Intercontinental Exchange</text:span></text:a><text:span text:style-name="T1">. It is the primary benchmark, along with the </text:span><text:a xlink:type="simple" xlink:href="http://en.wikipedia.org/wiki/Euribor"><text:span text:style-name="T1">Euribor</text:span></text:a><text:span text:style-name="T1">, for short term interest rates around the world.</text:span><text:bookmark text:name="cite_ref-2"/><text:a xlink:type="simple" xlink:href="http://en.wikipedia.org/wiki/Libor#cite_note-2"><text:span text:style-name="T1">[2]</text:span></text:a><text:bookmark text:name="cite_ref-3"/><text:a xlink:type="simple" xlink:href="http://en.wikipedia.org/wiki/Libor#cite_note-3"><text:span text:style-name="T1">[3]</text:span></text:a><text:span text:style-name="T1"> </text:span></text:p>
      <text:p text:style-name="P1"><text:span text:style-name="T1"/></text:p>
      <text:p text:style-name="P1"><text:a xlink:type="simple" xlink:href="http://en.wikipedia.org/wiki/Libor"><text:span text:style-name="T1">http://en.wikipedia.org/wiki/Libor</text:span></text:a></text:p>
      <text:p text:style-name="P1"><text:span text:style-name="T1"/></text:p>
      <text:p text:style-name="P1"><text:span text:style-name="T1"/></text:p>
      <text:p text:style-name="P1"><text:span text:style-name="T2"/></text:p>
      <text:p text:style-name="P1"><text:span text:style-name="T2"/></text:p>
      <text:p text:style-name="P1"><text:span text:style-name="T2">Prime rate</text:span><text:span text:style-name="T1"> or </text:span><text:span text:style-name="T2">prime lending rate</text:span><text:span text:style-name="T1"> is a term applied in many countries to reference an </text:span><text:a xlink:type="simple" xlink:href="http://en.wikipedia.org/wiki/Interest_rate"><text:span text:style-name="T1">interest rate</text:span></text:a><text:span text:style-name="T1"> used by banks. The term originally indicated the rate of interest at which banks lent to favored customers, </text:span><text:span text:style-name="T3">i.e.</text:span><text:span text:style-name="T1">, those with good credit, though this is no longer always the case. Some variable interest rates may be expressed as a percentage above or below prime rate. </text:span></text:p>
      <text:p text:style-name="P1"><text:span text:style-name="T1"/></text:p>
      <text:p text:style-name="P1"><text:a xlink:type="simple" xlink:href="http://en.wikipedia.org/wiki/Prime_rate"><text:span text:style-name="T1">http://en.wikipedia.org/wiki/Prime_rate</text:span></text:a></text:p>
      <text:p text:style-name="P1"><text:span text:style-name="T1"/></text:p>
      <text:p text:style-name="P1"><text:span text:style-name="T1"/></text:p>
      <text:p text:style-name="P2"><text:span text:style-name="T4">Interest Rates downloaded from </text:span><text:a xlink:type="simple" xlink:href="http://research.stlouisfed.org/fred2/categories/22"><text:span text:style-name="T4">http://research.stlouisfed.org/fred2/categories/22</text:span></text:a>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 AMT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6:38:17.11</meta:creation-date>
    <dc:date>2014-03-25T16:53:41.81</dc:date>
    <meta:editing-duration>PT12M33S</meta:editing-duration>
    <meta:editing-cycles>2</meta:editing-cycles>
    <meta:generator>LibreOffice/4.0.1.2$Windows_x86 LibreOffice_project/84102822e3d61eb989ddd325abf1ac077904985</meta:generator>
    <meta:document-statistic meta:table-count="0" meta:image-count="0" meta:object-count="0" meta:page-count="1" meta:paragraph-count="5" meta:word-count="160" meta:character-count="1113" meta:non-whitespace-character-count="956"/>
  </office:meta>
</office:document-meta>
</file>